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Common CakePHP problems and solutions « DerEuroMark</text:h>
      <text:section text:style-name="Sect1" text:name="moz-reader-content">
        <text:section text:style-name="Sect1" text:name="readability-page-1">
          <text:p text:style-name="Text_20_body">05. Oct. 2011</text:p>
          <text:p text:style-name="Text_20_body">Some questions are asked more often than others. The following I have read a thousand times. Maybe it’s time for some of those to be answered in detail.</text:p>
          <text:h text:style-name="Heading_20_3" text:outline-level="3"><text:bookmark text:name="editing-own-account/profile"/>Editing own account/profile</text:h>
          <text:p text:style-name="Text_20_body">If you want users to allow editing their own profile you usually dont want to add the user_id to the url.<text:line-break/>Just a simple <text:span text:style-name="Source_20_Text">domain.com/users/edit/</text:span>.<text:line-break/>You also want to make sure that they can only edit their own account.</text:p>
          <text:p text:style-name="Text_20_body">Prior to Cake 2.0 (where a post finally defaults to the same url) you need to manually alter the create() method of the edit form:</text:p>
          <text:p text:style-name="P1"><text:span text:style-name="Source_20_Text">&lt;?php echo $this-&gt;Form-&gt;create('User', array('url' =&gt; '/' . $this-&gt;params['url']['url'])); ?&gt;</text:span></text:p>
          <text:p text:style-name="Text_20_body">This way the form doesn’t add the user_id to the url after the post.</text:p>
          <text:p text:style-name="Preformatted_20_Text"><text:span text:style-name="Source_20_Text">public function edit() {</text:span></text:p>
          <text:p text:style-name="Preformatted_20_Text"><text:span text:style-name="Source_20_Text"><text:s text:c="8"/>$uid = $this-&gt;Session-&gt;read('Auth.User.id');</text:span></text:p>
          <text:p text:style-name="Preformatted_20_Text"><text:span text:style-name="Source_20_Text"><text:s text:c="8"/>if (!empty($this-&gt;data)) {</text:span></text:p>
          <text:p text:style-name="Preformatted_20_Text"><text:span text:style-name="Source_20_Text"><text:s text:c="16"/>$this-&gt;data['User']['id'] = $uid;</text:span></text:p>
          <text:p text:style-name="Preformatted_20_Text"><text:span text:style-name="Source_20_Text"><text:s text:c="16"/>if ($this-&gt;User-&gt;save($this-&gt;data, true, array('email', 'first_name', 'last_name', 'id', ...))) {</text:span></text:p>
          <text:p text:style-name="Preformatted_20_Text"><text:span text:style-name="Source_20_Text"><text:s text:c="24"/></text:span></text:p>
          <text:p text:style-name="Preformatted_20_Text"><text:span text:style-name="Source_20_Text"><text:s text:c="24"/>$this-&gt;Session-&gt;write('Auth.User.email', $this-&gt;data['User']['email']); </text:span></text:p>
          <text:p text:style-name="Preformatted_20_Text"><text:span text:style-name="Source_20_Text"><text:s text:c="24"/>...</text:span></text:p>
          <text:p text:style-name="Preformatted_20_Text"><text:span text:style-name="Source_20_Text"><text:s text:c="24"/></text:span></text:p>
          <text:p text:style-name="Preformatted_20_Text"><text:span text:style-name="Source_20_Text"><text:s text:c="16"/>} else {</text:span></text:p>
          <text:p text:style-name="Preformatted_20_Text"><text:span text:style-name="Source_20_Text"><text:s text:c="24"/></text:span></text:p>
          <text:p text:style-name="Preformatted_20_Text"><text:span text:style-name="Source_20_Text"><text:s text:c="16"/>}</text:span></text:p>
          <text:p text:style-name="Preformatted_20_Text"><text:span text:style-name="Source_20_Text"><text:s text:c="8"/>} else {</text:span></text:p>
          <text:p text:style-name="Preformatted_20_Text"><text:span text:style-name="Source_20_Text"><text:s text:c="16"/>$this-&gt;data = $this-&gt;User-&gt;get($uid); </text:span></text:p>
          <text:p text:style-name="Preformatted_20_Text"><text:span text:style-name="Source_20_Text"><text:s text:c="8"/>}</text:span></text:p>
          <text:p text:style-name="P1"><text:span text:style-name="Source_20_Text">}</text:span></text:p>
          <text:p text:style-name="Text_20_body">Using the AuthComponent the action itself cannot be accessed by guests. And logged in users have their Session Auth.User.id and can therefore access and edit only their own account. If you don’t use the Security Component you should pass along all allowed fields as third parameter to ensure that nobody can <text:a xlink:type="simple" xlink:href="http://www.dereuromark.de/2010/09/21/saving-model-data-and-security/">temper with your form</text:a>.</text:p>
          <text:p text:style-name="Text_20_body">I also recommend using my <text:a xlink:type="simple" xlink:href="http://www.dereuromark.de/2011/08/25/working-with-passwords-in-cakephp/">behavior for editing passwords</text:a> in this action. It covers the issue at a central place in code without creating more overhead as absolutely necessary.</text:p>
          <text:h text:style-name="Heading_20_3" text:outline-level="3"><text:bookmark text:name="display-only-the-user’s-own-posts"/>Display only the user’s own posts</text:h>
          <text:p text:style-name="Text_20_body">Paginated:</text:p>
          <text:p text:style-name="Preformatted_20_Text"><text:soft-page-break/><text:span text:style-name="Source_20_Text">$this-&gt;paginate = array(</text:span></text:p>
          <text:p text:style-name="Preformatted_20_Text"><text:span text:style-name="Source_20_Text"><text:s text:c="8"/>'contain' =&gt; array('User'),</text:span></text:p>
          <text:p text:style-name="Preformatted_20_Text"><text:span text:style-name="Source_20_Text"><text:s text:c="8"/>'conditions' =&gt; array('Post.user_id' =&gt; $this-&gt;Session-&gt;read('Auth.User.id'))</text:span></text:p>
          <text:p text:style-name="Preformatted_20_Text"><text:span text:style-name="Source_20_Text">);</text:span></text:p>
          <text:p text:style-name="P1"><text:span text:style-name="Source_20_Text">$posts = $this-&gt;paginate();</text:span></text:p>
          <text:p text:style-name="Text_20_body">Normal find(all):</text:p>
          <text:p text:style-name="Preformatted_20_Text"><text:span text:style-name="Source_20_Text">$options = array(</text:span></text:p>
          <text:p text:style-name="Preformatted_20_Text"><text:span text:style-name="Source_20_Text"><text:s text:c="8"/>'conditions' =&gt; array('Post.user_id' =&gt; $this-&gt;Session-&gt;read('Auth.User.id')</text:span></text:p>
          <text:p text:style-name="Preformatted_20_Text"><text:span text:style-name="Source_20_Text">);</text:span></text:p>
          <text:p text:style-name="P1"><text:span text:style-name="Source_20_Text">$posts = $this-&gt;Post-&gt;find('all', $options);</text:span></text:p>
          <text:p text:style-name="Text_20_body">Those code examples are from the controller action.</text:p>
          <text:h text:style-name="Heading_20_3" text:outline-level="3"><text:bookmark text:name="default-values-for-forms-via-link"/>Default Values for forms via link</text:h>
          <text:p text:style-name="Text_20_body">Disclaimer: Updated to 2.x syntax</text:p>
          <text:p text:style-name="Text_20_body">When using links use query strings to set default values for forms:</text:p>
          <text:p text:style-name="Preformatted_20_Text"/>
          <text:p text:style-name="Preformatted_20_Text"><text:span text:style-name="Source_20_Text">$this-&gt;Html-&gt;link('Add event to this user', </text:span></text:p>
          <text:p text:style-name="Preformatted_20_Text"><text:span text:style-name="Source_20_Text"><text:s text:c="8"/>array('action' =&gt; add, '?' =&gt; array('user_id' =&gt; $uid, 'date' =&gt; $dateString)));</text:span></text:p>
          <text:p text:style-name="Preformatted_20_Text"><text:span text:style-name="Source_20_Text"><text:s text:c="8"/></text:span></text:p>
          <text:p text:style-name="Preformatted_20_Text"/>
          <text:p text:style-name="Preformatted_20_Text"><text:span text:style-name="Source_20_Text">public function add() {</text:span></text:p>
          <text:p text:style-name="Preformatted_20_Text"><text:span text:style-name="Source_20_Text"><text:s text:c="8"/>if ($this-&gt;request-&gt;is('post')) {</text:span></text:p>
          <text:p text:style-name="Preformatted_20_Text"><text:span text:style-name="Source_20_Text"><text:s text:c="16"/></text:span></text:p>
          <text:p text:style-name="Preformatted_20_Text"><text:span text:style-name="Source_20_Text"><text:s text:c="8"/>} else {</text:span></text:p>
          <text:p text:style-name="Preformatted_20_Text"><text:span text:style-name="Source_20_Text"><text:s text:c="16"/>$this-&gt;request-&gt;data['Event'] = $this-&gt;request-&gt;query;</text:span></text:p>
          <text:p text:style-name="Preformatted_20_Text"><text:span text:style-name="Source_20_Text"><text:s text:c="8"/>}</text:span></text:p>
          <text:p text:style-name="P1"><text:span text:style-name="Source_20_Text">}</text:span></text:p>
          <text:p text:style-name="Text_20_body">This way all your query strings are used to populate the form in case the form is requested as GET (after a normal link).</text:p>
          <text:p text:style-name="Text_20_body">Try to avoid passed or named params for passing default values, as they should not be used in this case.</text:p>
          <text:p text:style-name="Text_20_body">Read more about handling default values <text:a xlink:type="simple" xlink:href="http://www.dereuromark.de/2010/06/23/working-with-forms/">here</text:a>.</text:p>
          <text:h text:style-name="Heading_20_3" text:outline-level="3"><text:bookmark text:name="login-counter"/>Login Counter</text:h>
          <text:p text:style-name="Text_20_body">You can use the login method of your users controller to raise the login counter after each successful login or do anything else you want to be done afterwards (setting cookie, custom redirect).</text:p>
          <text:p text:style-name="Preformatted_20_Text"><text:span text:style-name="Source_20_Text">public function login($username = null) {</text:span></text:p>
          <text:p text:style-name="Preformatted_20_Text"><text:span text:style-name="Source_20_Text"><text:s text:c="8"/>if (!empty($this-&gt;data)) {</text:span></text:p>
          <text:p text:style-name="Preformatted_20_Text"><text:span text:style-name="Source_20_Text"><text:s text:c="16"/>if ($this-&gt;Auth-&gt;user()) {</text:span></text:p>
          <text:p text:style-name="Preformatted_20_Text"><text:span text:style-name="Source_20_Text"><text:s text:c="24"/></text:span></text:p>
          <text:p text:style-name="Preformatted_20_Text"><text:span text:style-name="Source_20_Text"><text:s text:c="24"/>$this-&gt;User-&gt;loginUpdate($this-&gt;Session-&gt;read('Auth.User')); </text:span></text:p>
          <text:p text:style-name="Preformatted_20_Text"><text:span text:style-name="Source_20_Text"><text:s text:c="24"/></text:span></text:p>
          <text:p text:style-name="Preformatted_20_Text"><text:span text:style-name="Source_20_Text"><text:s text:c="24"/></text:span></text:p>
          <text:p text:style-name="Preformatted_20_Text"><text:soft-page-break/><text:span text:style-name="Source_20_Text"><text:s text:c="24"/>$nonsense = array('/login', '/home');</text:span></text:p>
          <text:p text:style-name="Preformatted_20_Text"><text:span text:style-name="Source_20_Text"><text:s text:c="24"/>$redirect = $this-&gt;Session-&gt;read('Auth.redirect');</text:span></text:p>
          <text:p text:style-name="Preformatted_20_Text"><text:span text:style-name="Source_20_Text"><text:s text:c="24"/>if (!empty($redirect) &amp;&amp; !in_array($redirect, $nonsense)) {</text:span></text:p>
          <text:p text:style-name="Preformatted_20_Text"><text:span text:style-name="Source_20_Text"><text:s text:c="32"/>$this-&gt;redirect($redirect);</text:span></text:p>
          <text:p text:style-name="Preformatted_20_Text"><text:span text:style-name="Source_20_Text"><text:s text:c="24"/>} </text:span></text:p>
          <text:p text:style-name="Preformatted_20_Text"><text:span text:style-name="Source_20_Text"><text:s text:c="24"/>$this-&gt;redirect('/home');</text:span></text:p>
          <text:p text:style-name="Preformatted_20_Text"><text:span text:style-name="Source_20_Text"><text:s text:c="16"/>}</text:span></text:p>
          <text:p text:style-name="Preformatted_20_Text"><text:span text:style-name="Source_20_Text"><text:s text:c="8"/>}</text:span></text:p>
          <text:p text:style-name="P1"><text:span text:style-name="Source_20_Text">}</text:span></text:p>
          <text:p text:style-name="Text_20_body">With the nonsense array I make sure that the user is not forwarded to pages where it would not make much sense. If no referrer is available it will simply redirect to the dashboard.</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2:54:46.255626295</meta:creation-date>
    <dc:date>2016-09-07T12:54:58.697072026</dc:date>
    <meta:editing-duration>PT3S</meta:editing-duration>
    <meta:editing-cycles>2</meta:editing-cycles>
    <meta:generator>LibreOffice/4.2.8.2$Linux_X86_64 LibreOffice_project/420m0$Build-2</meta:generator>
    <meta:document-statistic meta:table-count="0" meta:image-count="0" meta:object-count="0" meta:page-count="3" meta:paragraph-count="74" meta:word-count="500" meta:character-count="4031" meta:non-whitespace-character-count="2968"/>
  </office:meta>
</office:document-meta>
</file>